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22222" style:font-name="arial" fo:font-size="9.75pt" fo:letter-spacing="normal" fo:font-style="normal" fo:font-weight="normal"/>
    </style:style>
    <style:style style:name="P2" style:family="paragraph" style:parent-style-name="Standard">
      <style:paragraph-properties fo:orphans="2" fo:widows="2"/>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 fo:font-size="9.75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500050" style:font-name="arial" fo:font-size="9.75pt" fo:letter-spacing="normal" fo:font-style="normal" fo:font-weight="normal"/>
    </style:style>
    <style:style style:name="P5" style:family="paragraph" style:parent-style-name="Standard">
      <style:paragraph-properties fo:margin-top="0in" fo:margin-bottom="0.1965in" fo:orphans="2" fo:widows="2"/>
      <style:text-properties fo:font-variant="normal" fo:text-transform="none" fo:color="#500050" style:font-name="arial" fo:font-size="9.75pt" fo:letter-spacing="normal" fo:font-style="normal" fo:font-weight="normal"/>
    </style:style>
    <style:style style:name="P6" style:family="paragraph" style:parent-style-name="Standard">
      <style:paragraph-properties fo:margin-top="0in" fo:margin-bottom="0.1965in" fo:orphans="2" fo:widows="2"/>
      <style:text-properties fo:font-variant="normal" fo:text-transform="none" fo:color="#222222" style:font-name="arial" fo:font-size="9.75pt" fo:letter-spacing="normal" fo:font-style="normal" fo:font-weight="normal"/>
    </style:style>
    <style:style style:name="P7" style:family="paragraph" style:parent-style-name="Standard">
      <style:paragraph-properties fo:margin-top="0in" fo:margin-bottom="0.1965in" fo:orphans="2" fo:widows="2"/>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1155cc" style:font-name="arial"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llo Harald!<text:line-break/><text:line-break/>I couldn't drop off to fall asleep because of the (possible) AVR-DDL-project.  I think I found a way to generate the rail data without the load consuming 6.5us timer.<text:line-break/>The solution is so simple: we regard the rail data as PWM waves:<text:line-break/>- DCC "1" is  117us long, half of it 1s the other half 0s. So it's one period of a 8547Hz square wave with a duty cycle of 50%.<text:line-break/>- DCC "0" is  therefore one period of a 4273,5Hz square wave with a duty cycle of 50%.<text:line-break/>- MM trinary solenoid "1" are two periods of a 9615Hz square wave with a duty cycle of 87,5% (14 ones to 2 zeros)<text:line-break/>- MM trinary solenoid "0" are two periods of a 9615Hz square wave with a duty cycle of 12,5% (2 ones to 14 zeros)<text:line-break/>and so on...<text:line-break/><text:line-break/>The programming of the timer to generate these wave forms is easy. An interrupt is triggered after each period where it reconfigures the timer and loads appropriate values for the next period. The output pin is automatically set/cleared according to the duty cycle.<text:line-break/>Now is only one interrupt every 110 to 300us, depending on the desired protocol and we have plenty of time for receiving and processing.<text:line-break/><text:line-break/>Nevertheless I would suggest to do the data receiving in the main program loop with polling to prevent any jitter in the rail signal.<text:line-break/><text:line-break/>So... the alarm clock is set for 6:30AM.. it's going to be a fine day!<text:line-break/>Thomas<text:line-break/><text:line-break/>BTW: is there any paper with the exact rail signal description? Like the pause length between packet repetition, frequency of the idle signal, pauses between the idle signal and a data packet..... It would be very useful! Also what's with the other protocols: loconet, selectrix...</text:p>
      <text:p text:style-name="P3"/>
      <text:p text:style-name="P3"/>
      <text:p text:style-name="P4">&gt; The solution is so simple: we regard the rail data as PWM waves:<text:line-break/>&gt; - DCC "1" is  117us long, half of it 1s the other half 0s. So it's one period of a 8547Hz square wave with a duty cycle of 50%.<text:line-break/>&gt; - DCC "0" is  therefore one period of a 4273,5Hz square wave with a duty cycle of 50%.<text:line-break/>&gt; - MM trinary solenoid "1" are two periods of a 9615Hz square wave with a duty cycle of 87,5% (14 ones to 2 zeros)<text:line-break/>&gt; - MM trinary solenoid "0" are two periods of a 9615Hz square wave with a duty cycle of 12,5% (2 ones to 14 zeros)<text:line-break/>&gt; and so on...</text:p>
      <text:p text:style-name="P1">Yes. Good. Much better than 6.5us.<text:line-break/><text:line-break/>Btw, it is allowed to stretch the DCC zeros asymetrically to make a DC<text:line-break/>component. As this "feature" is crap anyway I suggest to ignore it.</text:p>
      <text:p text:style-name="P5"><text:line-break/>&gt; Nevertheless I would suggest to do the data receiving in the main program loop with polling to prevent any jitter in the rail signal.</text:p>
      <text:p text:style-name="P7"><text:span text:style-name="T1">Concerning the data from the computer, what should we transmit. For<text:line-break/>DCC only it is easy, because there are only two waveforms. For MM I<text:line-break/>understand there are more.<text:line-break/></text:span><text:line-break/></text:p>
      <text:p text:style-name="P6">Hello Harald!<text:line-break/><text:line-break/>First thoughts about the srcpd-&gt;avr protocol. It's simply compressed srcp.<text:line-break/><text:line-break/>- 1 byte protocol type (for example 'M' for MM, 'D' for DCC...)<text:line-break/>- 1 byte message type ('L' loco, 'A' accessory, 'P' power, 'S' service)<text:line-break/>{<text:line-break/>Loco:<text:line-break/>- 2 bytes address<text:line-break/>- 1 byte (signed) speed<text:line-break/><text:soft-page-break/>- 1 byte function flags (up to 8 functions)<text:line-break/>Accessory:<text:line-break/>- 2 bytes address<text:line-break/>- 1 byte port<text:line-break/>- 1 byte value<text:line-break/>Power:<text:line-break/>- 1 byte value (on/off). May be used for emergency stop?<text:line-break/>Service:<text:line-break/>- 2 bytes address<text:line-break/>- 1 byte cv address (is it enough??)<text:line-break/>- 1 byte register value<text:line-break/>}<text:line-break/>- 1 byte checksum (simple XOR over all)<text:line-break/><text:line-break/>What else do we need?</text:p>
      <text:p text:style-name="P6"/>
      <text:p text:style-name="P5">&gt; First thoughts about the srcpd-&gt;avr protocol. It's simply compressed srcp.</text:p>
      <text:p text:style-name="P1">That means that the AVR has to know a lot of things, for example how packets<text:line-break/>are encoded. I would have left that information in the computer so that the<text:line-break/>AVRs program only pushes precalculated streams.</text:p>
      <text:p text:style-name="P5"><text:line-break/>&gt; - 1 byte protocol type (for example 'M' for MM, 'D' for DCC...)<text:line-break/>&gt; - 1 byte message type ('L' loco, 'A' accessory, 'P' power, 'S' service)<text:line-break/>&gt; {<text:line-break/>&gt; Loco:<text:line-break/>&gt; - 2 bytes address<text:line-break/>&gt; - 1 byte (signed) speed<text:line-break/>&gt; - 1 byte function flags (up to 8 functions)</text:p>
      <text:p text:style-name="P6">That is one of the reasons why I am against this kind of protocol. Not<text:line-break/>easily extendable (DCC now supports way more than 8 functions for<text:line-break/>example). Then rather a embedded Linux with everything on the board<text:line-break/>(see email about the FOX Board).</text:p>
      <text:p text:style-name="P6"/>
      <text:p text:style-name="P5">&gt;<text:line-break/>&gt;&gt; First thoughts about the srcpd-&gt;avr protocol. It's simply compressed srcp.<text:line-break/>&gt;<text:line-break/>&gt; That means that the AVR has to know a lot of things, for example how packets<text:line-break/>&gt; are encoded. I would have left that information in the computer so that the<text:line-break/>&gt; AVRs program only pushes precalculated streams.<text:line-break/>&gt;<text:line-break/>&gt;&gt; - 1 byte protocol type (for example 'M' for MM, 'D' for DCC...)<text:line-break/>&gt;&gt; - 1 byte message type ('L' loco, 'A' accessory, 'P' power, 'S' service)<text:line-break/>&gt;&gt; {<text:line-break/>&gt;&gt; Loco:<text:line-break/>&gt;&gt; - 2 bytes address<text:line-break/>&gt;&gt; - 1 byte (signed) speed<text:line-break/>&gt;&gt; - 1 byte function flags (up to 8 functions)<text:line-break/>&gt;<text:line-break/>&gt; That is one of the reasons why I am against this kind of protocol. Not<text:line-break/>&gt; easily extendable (DCC now supports way more than 8 functions for<text:line-break/>&gt; example).</text:p>
      <text:p text:style-name="P1">I don't see an adequate alternative.<text:line-break/>- srcpd sends raw information about the bit stream. For example the length of a period and it's duty cycle. This means, every bit on the rail is described by multiple bytes  of data form srcpd. This isn't good.<text:line-break/>- a smarter approach could be to tell the avr on startup time all parameters of the possible signals: how is a '0' and a '1' of the protocol x and y generated. What are the delays between each states and so on. In my eyes too <text:soft-page-break/>complicated.<text:line-break/>- another possibility could be that srcpd generates the stream as aynchronous serial data and sends it with a higher speed than the rail protocol requires. The AVR just "glues" the data bytes together and passes them to the booster. I like this one. But it won't work if there is a protocol that is faster than 57600bps (the AVR won't be able to receive uart data faster).</text:p>
      <text:p text:style-name="P5"><text:line-break/>&gt; Then rather a embedded Linux with everything on the board<text:line-break/>&gt; (see email about the FOX Board).</text:p>
      <text:p text:style-name="P6">It's a question how much time we would like to invest in this project :)<text:tab/> </text:p>
      <text:p text:style-name="P5">&gt; - srcpd sends raw information about the bit stream. For example the<text:line-break/>&gt;   length of a period and it's duty cycle. This means, every bit on<text:line-break/>&gt;   the rail is described by multiple bytes of data form srcpd. This<text:line-break/>&gt;   isn't good.</text:p>
      <text:p text:style-name="P2"><text:span text:style-name="T1">What do you think about this:<text:line-break/><text:line-break/>What about sending first the PWM type (currently 7 variants: DCC-1,<text:line-break/>DCC-0, MM-104us-1, MM-104us-0, MM-208us-1, MM208us-0, MM-208us-pause)<text:line-break/>then the number of equal bits (up to 32). This can be packed in one byte.<text:line-break/>(If more than 32 equal bits: Send another byte).<text:line-break/><text:line-break/>So if we look at </text:span><text:a xlink:type="simple" xlink:href="http://home.arcor.de/dr.koenig/digital/motoueb.htm" office:target-frame-name="_blank" xlink:show="new"><text:span text:style-name="T2">http://home.arcor.de/dr.koenig/digital/motoueb.htm</text:span></text:a><text:span text:style-name="T1"><text:line-break/>"Das komplette Set der Pakete für Lok Nr.34 besteht aus:...." then a<text:line-break/>double packet chunk for loco 34 would be transmitted to the AVR as:<text:line-break/><text:line-break/><text:line-break/>MM208us,111000111111001101<text:line-break/>MMpause,000000<text:line-break/>MM208us,111000111111001101<text:line-break/>MMpause,00000000<text:line-break/><text:line-break/>That would be 16 bytes with the following meaning:<text:line-break/><text:line-break/>MM208us1,3<text:line-break/>MM208us0,3<text:line-break/>MM208us1,6<text:line-break/>MM208us0,2<text:line-break/>MM208us1,2<text:line-break/>MM208us0,1<text:line-break/>MM208us1,1<text:line-break/>MMpause,6<text:line-break/>MM208us1,3<text:line-break/>MM208us0,3<text:line-break/>MM208us1,6<text:line-break/>MM208us0,2<text:line-break/>MM208us1,2<text:line-break/>MM208us0,1<text:line-break/>MM208us1,1<text:line-break/>MMpause,8<text:line-break/><text:line-break/>This is around 3000kbps (16 bytes in 3328us). This is of course a very<text:line-break/>simple compression scheme that does worst when sending an alternating<text:line-break/>string of DCC ones and zeroes. That needs around 64kbps, but I don't<text:line-break/>think that will happen so often that the uart with 57600bps will not<text:line-break/>be able to cope. Just buffer 20 or so bytes.</text:span></text:p>
      <text:p text:style-name="P5"><text:line-break/>&gt;&gt; Then rather a embedded Linux with everything on the board<text:line-break/>&gt;&gt; (see email about the FOX Board).<text:line-break/><text:line-break/>&gt; It's a question how much time we would like to invest in this project :)</text:p>
      <text:p text:style-name="P6"><text:soft-page-break/>I suppose that a "real Linux" should cost less time than a new platform.<text:line-break/>Question is: What is the acceptance level of such a platform to run your<text:line-break/>trains from. It would need to be packaged with a corresponding booster and<text:line-break/>ackdetect circuit (for service mode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8T15:07:08</meta:creation-date>
    <dc:date>2011-12-18T15:11:15</dc:date>
    <meta:editing-duration>PT4M7S</meta:editing-duration>
    <meta:editing-cycles>2</meta:editing-cycles>
    <meta:generator>LibreOffice/3.4$Unix LibreOffice_project/340m1$Build-402</meta:generator>
    <meta:document-statistic meta:table-count="0" meta:image-count="0" meta:object-count="0" meta:page-count="4" meta:paragraph-count="18" meta:word-count="1378" meta:character-count="7488" meta:non-whitespace-character-count="6091"/>
  </office:meta>
</office:document-meta>
</file>